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Proximanova" svg:font-family="Proximanova, Helvetica, Arial, sans-serif"/>
    <style:font-face style:name="Proximanovasemibold" svg:font-family="Proximanovasemibold, Helvetica, Arial, sans-serif"/>
    <style:font-face style:name="Titillium Web" svg:font-family="'Titillium Web'"/>
    <style:font-face style:name="inherit" svg:font-family="inherit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3pt" style:font-size-asian="13pt" style:font-size-complex="13pt"/>
    </style:style>
    <style:style style:name="P2" style:family="paragraph" style:parent-style-name="Standard">
      <style:text-properties style:font-name="Calibri" fo:font-size="13pt" officeooo:rsid="00088087" officeooo:paragraph-rsid="00088087" style:font-size-asian="13pt" style:font-size-complex="13pt"/>
    </style:style>
    <style:style style:name="P3" style:family="paragraph" style:parent-style-name="Standard">
      <style:text-properties style:font-name="Calibri" fo:font-size="13pt" officeooo:paragraph-rsid="0009a3c1" style:font-size-asian="13pt" style:font-size-complex="13pt"/>
    </style:style>
    <style:style style:name="P4" style:family="paragraph" style:parent-style-name="Standard">
      <style:text-properties style:font-name="Calibri" fo:font-size="13pt" officeooo:paragraph-rsid="000a962b" style:font-size-asian="13pt" style:font-size-complex="13pt"/>
    </style:style>
    <style:style style:name="P5" style:family="paragraph" style:parent-style-name="Standard">
      <style:text-properties style:font-name="Calibri" fo:font-size="13pt" officeooo:paragraph-rsid="000c3eee" style:font-size-asian="13pt" style:font-size-complex="13pt"/>
    </style:style>
    <style:style style:name="P6" style:family="paragraph" style:parent-style-name="Standard">
      <style:text-properties style:font-name="Calibri"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>
      <style:text-properties style:font-name="Calibri" fo:font-size="13pt" fo:font-weight="bold" officeooo:paragraph-rsid="0009a3c1" style:font-size-asian="13pt" style:font-weight-asian="bold" style:font-size-complex="13pt" style:font-weight-complex="bold"/>
    </style:style>
    <style:style style:name="P8" style:family="paragraph" style:parent-style-name="Standard">
      <style:text-properties style:font-name="Calibri" fo:font-size="13pt" style:text-underline-style="solid" style:text-underline-width="auto" style:text-underline-color="font-color" style:font-size-asian="13pt" style:font-size-complex="13pt"/>
    </style:style>
    <style:style style:name="P9" style:family="paragraph" style:parent-style-name="Standard">
      <style:text-properties style:font-name="Calibri" fo:font-size="13pt" style:text-underline-style="none" style:font-size-asian="13pt" style:font-size-complex="13pt"/>
    </style:style>
    <style:style style:name="P10" style:family="paragraph" style:parent-style-name="Standard">
      <style:text-properties style:font-name="Calibri" fo:font-size="13pt" style:text-underline-style="none" officeooo:rsid="000c3eee" officeooo:paragraph-rsid="000c3eee" style:font-size-asian="13pt" style:font-size-complex="13pt"/>
    </style:style>
    <style:style style:name="P11" style:family="paragraph" style:parent-style-name="Standard">
      <style:text-properties style:font-name="Calibri" fo:font-size="13pt" style:text-underline-style="none" fo:font-weight="bold" style:font-size-asian="13pt" style:font-weight-asian="bold" style:font-size-complex="13pt" style:font-weight-complex="bold"/>
    </style:style>
    <style:style style:name="P12" style:family="paragraph" style:parent-style-name="Standard">
      <style:text-properties style:font-name="Calibri" fo:font-size="13pt" style:text-underline-style="none" fo:font-weight="normal" style:font-size-asian="13pt" style:font-weight-asian="normal" style:font-size-complex="13pt" style:font-weight-complex="normal"/>
    </style:style>
    <style:style style:name="P13" style:family="paragraph" style:parent-style-name="Standard">
      <style:text-properties style:font-name="Calibri" fo:font-size="13pt" style:text-underline-style="none" fo:font-weight="normal" officeooo:rsid="000b2975" officeooo:paragraph-rsid="000b2975" style:font-size-asian="13pt" style:font-weight-asian="normal" style:font-size-complex="13pt" style:font-weight-complex="normal"/>
    </style:style>
    <style:style style:name="P14" style:family="paragraph" style:parent-style-name="Standard">
      <style:text-properties style:font-name="Calibri" fo:font-size="13pt" style:text-underline-style="none" fo:font-weight="normal" officeooo:paragraph-rsid="000cd5d7" style:font-size-asian="13pt" style:font-weight-asian="normal" style:font-size-complex="13pt" style:font-weight-complex="normal"/>
    </style:style>
    <style:style style:name="P15" style:family="paragraph" style:parent-style-name="Standard">
      <style:text-properties style:font-name="Calibri" fo:font-size="14pt" officeooo:paragraph-rsid="000a962b" style:font-size-asian="14pt" style:font-size-complex="14pt"/>
    </style:style>
    <style:style style:name="P16" style:family="paragraph" style:parent-style-name="Standard">
      <style:text-properties fo:font-variant="normal" fo:text-transform="none" fo:color="#333333" style:font-name="Calibri" fo:font-size="13pt" fo:letter-spacing="normal" fo:font-style="normal" fo:font-weight="normal" style:font-size-asian="13pt" style:font-size-complex="13pt"/>
    </style:style>
    <style:style style:name="P17" style:family="paragraph" style:parent-style-name="Standard">
      <style:text-properties fo:font-variant="normal" fo:text-transform="none" fo:color="#333333" style:font-name="Calibri" fo:font-size="13pt" fo:letter-spacing="normal" fo:font-style="normal" fo:font-weight="normal" officeooo:rsid="0009052e" officeooo:paragraph-rsid="000a962b" style:font-size-asian="13pt" style:font-size-complex="13pt"/>
    </style:style>
    <style:style style:name="P18" style:family="paragraph" style:parent-style-name="Standard">
      <style:text-properties fo:font-variant="normal" fo:text-transform="none" fo:color="#333333" style:font-name="Calibri" fo:font-size="13pt" fo:letter-spacing="normal" fo:font-style="normal" fo:font-weight="normal" officeooo:paragraph-rsid="0009a3c1" style:font-size-asian="13pt" style:font-size-complex="13pt"/>
    </style:style>
    <style:style style:name="P19" style:family="paragraph" style:parent-style-name="Standard">
      <style:text-properties fo:font-variant="normal" fo:text-transform="none" fo:color="#0000ff" style:font-name="Calibri" fo:font-size="14pt" fo:letter-spacing="normal" fo:font-style="normal" fo:font-weight="normal" officeooo:rsid="0009052e" officeooo:paragraph-rsid="000a962b" style:font-size-asian="14pt" style:font-size-complex="14pt"/>
    </style:style>
    <style:style style:name="P20" style:family="paragraph" style:parent-style-name="Standard">
      <style:text-properties officeooo:paragraph-rsid="000a962b"/>
    </style:style>
    <style:style style:name="P21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style:font-name="Calibri" fo:font-size="13pt" officeooo:rsid="00088087" officeooo:paragraph-rsid="00088087" style:font-size-asian="13pt" style:font-size-complex="13pt"/>
    </style:style>
    <style:style style:name="P22" style:family="paragraph" style:parent-style-name="Text_20_body">
      <style:text-properties fo:font-variant="normal" fo:text-transform="none" fo:color="#0000ff" style:font-name="Titillium Web" fo:font-size="14pt" fo:letter-spacing="normal" fo:font-style="normal" fo:font-weight="normal" style:font-size-asian="14pt" style:font-size-complex="14pt"/>
    </style:style>
    <style:style style:name="P2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09a3c1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ff" style:font-name="Titillium Web" fo:font-size="12pt" fo:letter-spacing="normal" fo:font-style="normal" fo:font-weight="normal"/>
    </style:style>
    <style:style style:name="P25" style:family="paragraph" style:parent-style-name="Text_20_body">
      <loext:graphic-properties draw:fill="solid" draw:fill-color="#326195" draw:opacity="100%"/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fo:background-color="#326195" fo:padding="0cm" fo:border="none"/>
    </style:style>
    <style:style style:name="P26" style:family="paragraph" style:parent-style-name="Text_20_body">
      <style:paragraph-properties fo:margin-left="0cm" fo:margin-right="0cm" fo:text-indent="0cm" style:auto-text-indent="false"/>
    </style:style>
    <style:style style:name="P27" style:family="paragraph" style:parent-style-name="Text_20_body">
      <style:paragraph-properties fo:margin-left="0.265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28" style:family="paragraph" style:parent-style-name="Text_20_body">
      <style:paragraph-properties fo:margin-left="0.265cm" fo:margin-right="0cm" fo:margin-top="0cm" fo:margin-bottom="0.397cm" loext:contextual-spacing="false" style:line-height-at-least="0.529cm" fo:text-indent="0cm" style:auto-text-indent="false" fo:padding="0cm" fo:border="none"/>
      <style:text-properties fo:color="#0000ff" style:font-name="inherit" fo:font-size="12pt" loext:padding="0cm" loext:border="none"/>
    </style:style>
    <style:style style:name="P29" style:family="paragraph" style:parent-style-name="Text_20_body">
      <style:paragraph-properties fo:margin-left="0.265cm" fo:margin-right="0cm" fo:margin-top="0cm" fo:margin-bottom="0.397cm" loext:contextual-spacing="false" style:line-height-at-least="0.529cm" fo:text-indent="0cm" style:auto-text-indent="false" fo:padding="0cm" fo:border="none"/>
      <style:text-properties fo:color="#0000ff" style:font-name="inherit" fo:font-size="12pt" fo:background-color="#ffffff" loext:padding="0cm" loext:border="none"/>
    </style:style>
    <style:style style:name="P30" style:family="paragraph" style:parent-style-name="Heading_20_2">
      <style:paragraph-properties fo:margin-left="0.265cm" fo:margin-right="0cm" fo:margin-top="0cm" fo:margin-bottom="0.529cm" loext:contextual-spacing="false" style:line-height-at-least="0.741cm" fo:text-indent="0cm" style:auto-text-indent="false" fo:padding="0cm" fo:border="none"/>
      <style:text-properties fo:color="#0000ff" style:font-name="Proximanovasemibold" fo:font-size="18.75pt" fo:background-color="#ffffff" loext:padding="0cm" loext:border="none"/>
    </style:style>
    <style:style style:name="P31" style:family="paragraph" style:parent-style-name="Standard">
      <style:text-properties fo:font-variant="normal" fo:text-transform="none" fo:color="#333333" style:font-name="Calibri" fo:font-size="13pt" fo:letter-spacing="normal" fo:language="ca" fo:country="ES" fo:font-style="normal" fo:font-weight="normal" officeooo:rsid="0009052e" officeooo:paragraph-rsid="0009052e" style:font-size-asian="13pt" style:font-size-complex="13pt"/>
    </style:style>
    <style:style style:name="P32" style:family="paragraph" style:parent-style-name="Standard">
      <style:text-properties fo:font-variant="normal" fo:text-transform="none" fo:color="#333333" style:font-name="Calibri" fo:font-size="13pt" fo:letter-spacing="normal" fo:language="ca" fo:country="ES" fo:font-style="normal" fo:font-weight="normal" officeooo:paragraph-rsid="0009a3c1" style:font-size-asian="13pt" style:font-size-complex="13pt"/>
    </style:style>
    <style:style style:name="P33" style:family="paragraph" style:parent-style-name="Standard">
      <style:text-properties fo:font-variant="normal" fo:text-transform="none" fo:color="#0000ff" style:text-line-through-style="none" style:text-line-through-type="none" style:font-name="Proximanova" fo:font-size="12pt" fo:letter-spacing="normal" fo:language="ca" fo:country="ES" fo:font-style="normal" style:text-underline-style="none" fo:font-weight="bold" officeooo:rsid="000a962b" officeooo:paragraph-rsid="000a962b" style:text-blinking="false" fo:background-color="#ffffff" style:font-size-asian="13pt" style:font-weight-asian="bold" style:font-size-complex="13pt" style:font-weight-complex="bold" loext:padding="0cm" loext:border="none"/>
    </style:style>
    <style:style style:name="P34" style:family="paragraph" style:parent-style-name="Standard">
      <style:text-properties fo:font-variant="normal" fo:text-transform="none" fo:color="#0000ff" style:text-line-through-style="none" style:text-line-through-type="none" style:font-name="Proximanova" fo:font-size="14pt" fo:letter-spacing="normal" fo:language="ca" fo:country="ES" fo:font-style="normal" style:text-underline-style="none" fo:font-weight="bold" officeooo:rsid="000a962b" officeooo:paragraph-rsid="000a962b" style:text-blinking="false" fo:background-color="#ffffff" style:font-size-asian="14pt" style:font-weight-asian="bold" style:font-size-complex="14pt" style:font-weight-complex="bold" loext:padding="0cm" loext:border="none"/>
    </style:style>
    <style:style style:name="P35" style:family="paragraph" style:parent-style-name="Standard">
      <style:text-properties style:font-name="Calibri" fo:font-size="13pt" officeooo:rsid="0009a3c1" officeooo:paragraph-rsid="00088087" style:font-size-asian="13pt" style:font-size-complex="13pt"/>
    </style:style>
    <style:style style:name="P36" style:family="paragraph" style:parent-style-name="Standard">
      <style:text-properties fo:color="#0000ff" style:font-name="Calibri" fo:font-size="13pt" fo:font-weight="bold" officeooo:paragraph-rsid="000a962b" style:font-size-asian="13pt" style:font-weight-asian="bold" style:font-size-complex="13pt" style:font-weight-complex="bold"/>
    </style:style>
    <style:style style:name="P37" style:family="paragraph" style:parent-style-name="Heading_20_3" style:list-style-name="L5">
      <style:paragraph-properties fo:margin-left="0.265cm" fo:margin-right="0cm" fo:margin-top="0cm" fo:margin-bottom="0cm" loext:contextual-spacing="false" style:line-height-at-least="0.556cm" fo:text-indent="0cm" style:auto-text-indent="false" fo:padding="0cm" fo:border="none"/>
      <style:text-properties fo:color="#0000ff" style:font-name="Proximanovasemibold" fo:font-size="12pt" fo:background-color="#ffffff" loext:padding="0cm" loext:border="none"/>
    </style:style>
    <style:style style:name="P38" style:family="paragraph" style:parent-style-name="Heading_20_3" style:list-style-name="L6">
      <style:paragraph-properties fo:margin-left="0.265cm" fo:margin-right="0cm" fo:margin-top="0cm" fo:margin-bottom="0cm" loext:contextual-spacing="false" style:line-height-at-least="0.556cm" fo:text-indent="0cm" style:auto-text-indent="false" fo:padding="0cm" fo:border="none"/>
      <style:text-properties fo:color="#0000ff" style:font-name="Proximanovasemibold" fo:font-size="12pt" fo:background-color="#ffffff" loext:padding="0cm" loext:border="none"/>
    </style:style>
    <style:style style:name="P39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ff" style:font-name="Titillium Web" fo:font-size="12pt" fo:letter-spacing="normal" fo:font-style="normal" fo:font-weight="normal"/>
    </style:style>
    <style:style style:name="P40" style:family="paragraph" style:parent-style-name="Text_20_body" style:list-style-name="L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ff" style:font-name="Titillium Web" fo:font-size="12pt" fo:letter-spacing="normal" fo:font-style="normal" fo:font-weight="normal"/>
    </style:style>
    <style:style style:name="P41" style:family="paragraph" style:parent-style-name="Text_20_body" style:list-style-name="L1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ff" style:font-name="Titillium Web" fo:font-size="12pt" fo:letter-spacing="normal" fo:font-style="normal" fo:font-weight="bold" loext:padding="0cm" loext:border="none"/>
    </style:style>
    <style:style style:name="P42" style:family="paragraph" style:parent-style-name="Text_20_body" style:list-style-name="L2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ff" style:font-name="Titillium Web" fo:font-size="12pt" fo:letter-spacing="normal" fo:font-style="normal" fo:font-weight="normal"/>
    </style:style>
    <style:style style:name="P43" style:family="paragraph" style:parent-style-name="Text_20_body" style:list-style-name="L2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Calibri" fo:font-size="13pt" fo:letter-spacing="normal" fo:font-style="normal" fo:font-weight="normal" officeooo:rsid="000a962b" officeooo:paragraph-rsid="000a962b" style:font-size-asian="13pt" style:font-size-complex="13pt"/>
    </style:style>
    <style:style style:name="P44" style:family="paragraph" style:parent-style-name="Text_20_body" style:list-style-name="L2">
      <style:paragraph-properties fo:margin-left="0cm" fo:margin-right="0cm" fo:text-align="start" style:justify-single-word="false" fo:orphans="2" fo:widows="2" fo:text-indent="0cm" style:auto-text-indent="false" fo:padding-left="0cm" fo:padding-right="0cm" fo:padding-top="0cm" fo:padding-bottom="0.074cm" fo:border-left="none" fo:border-right="none" fo:border-top="none" fo:border-bottom="0.99pt solid #000000" style:join-border="false"/>
      <style:text-properties fo:font-variant="normal" fo:text-transform="none" fo:color="#000000" style:font-name="Calibri" fo:font-size="13pt" fo:letter-spacing="normal" fo:font-style="normal" fo:font-weight="normal" officeooo:rsid="000b2975" officeooo:paragraph-rsid="000b2975" style:font-size-asian="13pt" style:font-size-complex="13pt"/>
    </style:style>
    <style:style style:name="P45" style:family="paragraph" style:parent-style-name="Text_20_body" style:list-style-name="L3">
      <style:paragraph-properties fo:margin-left="0.265cm" fo:margin-right="0cm" fo:margin-top="0cm" fo:margin-bottom="0cm" loext:contextual-spacing="false" style:line-height-at-least="0.476cm" fo:text-indent="0cm" style:auto-text-indent="false" fo:padding="0cm" fo:border="none"/>
    </style:style>
    <style:style style:name="P46" style:family="paragraph" style:parent-style-name="Text_20_body" style:list-style-name="L5">
      <style:paragraph-properties fo:margin-left="0.265cm" fo:margin-right="0cm" fo:margin-top="0cm" fo:margin-bottom="0cm" loext:contextual-spacing="false" style:line-height-at-least="0.476cm" fo:text-indent="0cm" style:auto-text-indent="false" fo:padding="0cm" fo:border="none"/>
    </style:style>
    <style:style style:name="P47" style:family="paragraph" style:parent-style-name="Text_20_body" style:list-style-name="L3">
      <style:paragraph-properties fo:margin-left="0.265cm" fo:margin-right="0cm" fo:margin-top="0cm" fo:margin-bottom="0cm" loext:contextual-spacing="false" style:line-height-at-least="0.476cm" fo:text-indent="0cm" style:auto-text-indent="false" fo:padding="0cm" fo:border="none"/>
      <style:text-properties style:font-name="inherit" fo:font-size="10.5pt" loext:padding="0cm" loext:border="none"/>
    </style:style>
    <style:style style:name="P48" style:family="paragraph" style:parent-style-name="Text_20_body" style:list-style-name="L4">
      <style:paragraph-properties fo:margin-left="0.265cm" fo:margin-right="0cm" fo:margin-top="0cm" fo:margin-bottom="0cm" loext:contextual-spacing="false" style:line-height-at-least="0.476cm" fo:text-indent="0cm" style:auto-text-indent="false" fo:padding="0cm" fo:border="none"/>
      <style:text-properties style:font-name="inherit" fo:font-size="10.5pt" loext:padding="0cm" loext:border="none"/>
    </style:style>
    <style:style style:name="P49" style:family="paragraph" style:parent-style-name="Text_20_body" style:list-style-name="L5">
      <style:paragraph-properties fo:margin-left="0.265cm" fo:margin-right="0cm" fo:margin-top="0cm" fo:margin-bottom="0cm" loext:contextual-spacing="false" fo:text-indent="0cm" style:auto-text-indent="false" fo:padding="0cm" fo:border="none"/>
      <style:text-properties fo:color="#0000ff" fo:background-color="#ffffff" loext:padding="0cm" loext:border="none"/>
    </style:style>
    <style:style style:name="P50" style:family="paragraph" style:parent-style-name="Text_20_body" style:list-style-name="L6">
      <style:paragraph-properties fo:margin-left="0.265cm" fo:margin-right="0cm" fo:margin-top="0cm" fo:margin-bottom="0cm" loext:contextual-spacing="false" fo:text-indent="0cm" style:auto-text-indent="false" fo:padding="0cm" fo:border="none"/>
      <style:text-properties fo:color="#0000ff" fo:background-color="#ffffff" loext:padding="0cm" loext:border="none"/>
    </style:style>
    <style:style style:name="P51" style:family="paragraph" style:parent-style-name="Text_20_body" style:list-style-name="L6">
      <style:paragraph-properties fo:margin-left="0.265cm" fo:margin-right="0cm" fo:margin-top="0cm" fo:margin-bottom="0cm" loext:contextual-spacing="false" fo:text-indent="0cm" style:auto-text-indent="false" fo:padding="0cm" fo:border="none"/>
    </style:style>
    <style:style style:name="P52" style:family="paragraph" style:parent-style-name="Text_20_body" style:list-style-name="L5">
      <style:paragraph-properties fo:margin-left="0.265cm" fo:margin-right="0.265cm" fo:margin-top="0cm" fo:margin-bottom="0cm" loext:contextual-spacing="false" style:line-height-at-least="0.476cm" fo:text-indent="0cm" style:auto-text-indent="false" fo:padding="0cm" fo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style="normal" fo:font-weight="normal"/>
    </style:style>
    <style:style style:name="T3" style:family="text">
      <style:text-properties fo:font-variant="normal" fo:text-transform="none" style:use-window-font-color="true" fo:font-size="13pt" fo:letter-spacing="normal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4" style:family="text">
      <style:text-properties fo:font-variant="normal" fo:text-transform="none" style:use-window-font-color="true" fo:font-size="13pt" fo:letter-spacing="normal" fo:font-style="italic" fo:font-weight="normal" officeooo:rsid="000a962b" style:font-size-asian="13pt" style:font-style-asian="italic" style:font-weight-asian="normal" style:font-size-complex="13pt" style:font-style-complex="italic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font-name="Titillium Web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6" style:family="text">
      <style:text-properties fo:font-variant="normal" fo:text-transform="none" fo:color="#0000ff" fo:letter-spacing="normal" fo:language="ca" fo:country="ES" fo:font-style="normal" fo:font-weight="bold" officeooo:rsid="0009052e" style:font-weight-asian="bold" style:font-weight-complex="bold"/>
    </style:style>
    <style:style style:name="T7" style:family="text">
      <style:text-properties fo:font-variant="normal" fo:text-transform="none" fo:color="#0000ff" fo:letter-spacing="normal" fo:language="ca" fo:country="ES" fo:font-style="normal" fo:font-weight="bold" officeooo:rsid="000a962b" style:font-weight-asian="bold" style:font-weight-complex="bold"/>
    </style:style>
    <style:style style:name="T8" style:family="text">
      <style:text-properties fo:language="ca" fo:country="ES"/>
    </style:style>
    <style:style style:name="T9" style:family="text">
      <style:text-properties officeooo:rsid="00088087"/>
    </style:style>
    <style:style style:name="T10" style:family="text">
      <style:text-properties style:text-line-through-style="none" style:text-line-through-type="none" fo:language="ca" fo:country="ES" style:text-underline-style="none" officeooo:rsid="000a962b" style:text-blinking="false" fo:background-color="#ffffff" loext:char-shading-value="0" loext:padding="0cm" loext:border="none"/>
    </style:style>
    <style:style style:name="T11" style:family="text">
      <style:text-properties style:text-line-through-style="none" style:text-line-through-type="none" fo:language="ca" fo:country="ES" style:text-underline-style="none" style:text-blinking="false" fo:background-color="#ffffff" loext:char-shading-value="0" loext:padding="0cm" loext:border="none"/>
    </style:style>
    <style:style style:name="T12" style:family="text">
      <style:text-properties fo:color="#167db7" style:text-line-through-style="none" style:text-line-through-type="none" style:font-name="inherit" fo:font-size="10.5pt" style:text-underline-style="none" style:text-blinking="false" loext:padding="0cm" loext:border="none"/>
    </style:style>
    <style:style style:name="T13" style:family="text">
      <style:text-properties style:font-name="inherit" fo:font-size="10.5pt" loext:padding="0cm" loext:border="none"/>
    </style:style>
    <style:style style:name="T14" style:family="text">
      <style:text-properties fo:color="#00a550"/>
    </style:style>
    <style:style style:name="T15" style:family="text">
      <style:text-properties fo:text-transform="uppercase" fo:color="#ffffff" style:text-line-through-style="none" style:text-line-through-type="none" style:font-name="Proximanovasemibold" fo:font-size="10.5pt" style:text-underline-style="none" fo:font-weight="normal" style:text-blinking="false" loext:padding-left="0.529cm" loext:padding-right="0.529cm" loext:padding-top="0.344cm" loext:padding-bottom="0.291cm" loext:border="0.06pt solid #ff6340"/>
    </style:style>
    <style:style style:name="T16" style:family="text">
      <style:text-properties style:font-name="Calibri" fo:font-size="13pt" fo:language="ca" fo:country="ES" fo:font-weight="bold" style:font-size-asian="13pt" style:font-weight-asian="bold" style:font-size-complex="13pt" style:font-weight-complex="bold"/>
    </style:style>
    <style:style style:name="T17" style:family="text">
      <style:text-properties style:font-name="Calibri" fo:font-size="13pt" fo:font-weight="bold" style:font-size-asian="13pt" style:font-weight-asian="bold" style:font-size-complex="13pt" style:font-weight-complex="bold"/>
    </style:style>
    <style:style style:name="T18" style:family="text">
      <style:text-properties officeooo:rsid="0009a3c1"/>
    </style:style>
    <style:style style:name="T19" style:family="text">
      <style:text-properties officeooo:rsid="000a962b"/>
    </style:style>
    <style:style style:name="T20" style:family="text">
      <style:text-properties fo:color="#0000ff" fo:font-weight="bold" style:font-weight-asian="bold" style:font-weight-complex="bold"/>
    </style:style>
    <style:style style:name="T21" style:family="text">
      <style:text-properties fo:color="#0000ff" fo:font-weight="bold" officeooo:rsid="000a962b" style:font-weight-asian="bold" style:font-weight-complex="bold"/>
    </style:style>
    <style:style style:name="T22" style:family="text">
      <style:text-properties fo:color="#0000ff" fo:font-weight="bold" officeooo:rsid="000cd5d7" style:font-weight-asian="bold" style:font-weight-complex="bold"/>
    </style:style>
    <style:style style:name="T23" style:family="text">
      <style:text-properties fo:color="#0000ff" fo:language="ca" fo:country="ES" fo:font-weight="bold" style:font-weight-asian="bold" style:font-weight-complex="bold"/>
    </style:style>
    <style:style style:name="T24" style:family="text">
      <style:text-properties fo:color="#0000ff" fo:language="ca" fo:country="ES" fo:font-weight="bold" officeooo:rsid="000a962b" style:font-weight-asian="bold" style:font-weight-complex="bold"/>
    </style:style>
    <style:style style:name="T25" style:family="text">
      <style:text-properties fo:color="#0000ff" style:text-line-through-style="none" style:text-line-through-type="none" style:font-name="inherit" fo:font-size="10.5pt" style:text-underline-style="none" style:text-blinking="false" fo:background-color="#d0e5f1" loext:char-shading-value="0" loext:padding="0cm" loext:border="none"/>
    </style:style>
    <style:style style:name="T26" style:family="text">
      <style:text-properties fo:color="#0000ff" style:text-line-through-style="none" style:text-line-through-type="none" style:text-underline-style="none" style:text-blinking="false" fo:background-color="#ffffff" loext:char-shading-value="0" loext:padding="0cm" loext:border="none"/>
    </style:style>
    <style:style style:name="T27" style:family="text">
      <style:text-properties fo:color="#0000ff" fo:background-color="#ffffff" loext:char-shading-value="0" loext:padding="0cm" loext:border="none"/>
    </style:style>
    <style:style style:name="T28" style:family="text">
      <style:text-properties fo:color="#0000ff" fo:font-size="15pt" fo:font-weight="bold" style:font-size-asian="15pt" style:font-weight-asian="bold" style:font-size-complex="15pt" style:font-weight-complex="bold"/>
    </style:style>
    <style:style style:name="T29" style:family="text">
      <style:text-properties style:use-window-font-color="true" fo:font-weight="bold" style:font-weight-asian="bold" style:font-weight-complex="bold"/>
    </style:style>
    <style:style style:name="T30" style:family="text">
      <style:text-properties style:use-window-font-color="true" fo:font-weight="bold" officeooo:rsid="000a962b" style:font-weight-asian="bold" style:font-weight-complex="bold"/>
    </style:style>
    <style:style style:name="T31" style:family="text">
      <style:text-properties style:use-window-font-color="true" fo:font-style="italic" fo:font-weight="normal" officeooo:rsid="000a962b" style:font-style-asian="italic" style:font-weight-asian="normal" style:font-style-complex="italic" style:font-weight-complex="normal"/>
    </style:style>
    <style:style style:name="T32" style:family="text">
      <style:text-properties officeooo:rsid="000b2975"/>
    </style:style>
    <style:style style:name="T33" style:family="text">
      <style:text-properties officeooo:rsid="000c3eee"/>
    </style:style>
    <style:style style:name="T34" style:family="text">
      <style:text-properties officeooo:rsid="000cd5d7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- Cerca 3 empreses on voldries treballar i consulta si tenen ofertes de feines publicades.</text:span> </text:p>
      <text:p text:style-name="P4"><text:span text:style-name="T20">Gestinet </text:span><text:span text:style-name="T29">–</text:span><text:span text:style-name="T30">&gt;</text:span><text:span text:style-name="T29"> </text:span><text:span text:style-name="T2">Dissenyador / Programador web. No tenen <text:s/>ofertes actives, però si borsa de treball.</text:span></text:p>
      <text:p text:style-name="P16"><text:span text:style-name="T20">Web Lab 360º </text:span>→ <text:s/>No hi ha <text:span text:style-name="T8">ofertes</text:span></text:p>
      <text:p text:style-name="P17"><text:span text:style-name="T23">Ispa Inter Imm</text:span><text:span text:style-name="T24">o</text:span><text:span text:style-name="T8"> → Oferten un lloc d’administratiu immobiliari amb francès.</text:span></text:p>
      <text:p text:style-name="P31"/>
      <text:p text:style-name="P20"><text:span text:style-name="T16">2- Fes</text:span><text:span text:style-name="T17"> </text:span><text:span text:style-name="T16">un</text:span><text:span text:style-name="T17"> anàlisi DAFO sobre les teves competències professionals.*(Ja tenim la carta de presentació)</text:span></text:p>
      <text:p text:style-name="P1"/>
      <text:p text:style-name="P8">ANÀLISIS INTERN</text:p>
      <text:p text:style-name="P9"><text:span text:style-name="T1">Debilitats:</text:span> </text:p>
      <text:p text:style-name="P9"><text:span text:style-name="T9">Coneixement d’a</text:span>nglès bàsic.</text:p>
      <text:p text:style-name="P9">Poca movilitat geogràfica.</text:p>
      <text:p text:style-name="P10">Poc coneixement tècnic de programació.</text:p>
      <text:p text:style-name="P9"/>
      <text:p text:style-name="P11">Fortaleses:</text:p>
      <text:p text:style-name="P12">Molta experiència professional <text:span text:style-name="T33">en gestió de web, creació de continguts I nocions de marketing digital.</text:span></text:p>
      <text:p text:style-name="P14"><text:span text:style-name="T18">Fa 2 anys</text:span> vaig fer un curs de Marketing digital I e-commerce(150h hores), I l'any passat un de Community Manager (300 hores).</text:p>
      <text:p text:style-name="P12">He treballat en poques empreses i durant molts anys a cadascuna.</text:p>
      <text:p text:style-name="P12">No m’han despatxat mai.</text:p>
      <text:p text:style-name="P12">Titulació intermitja Tècnic superior.</text:p>
      <text:p text:style-name="P12">Sóc una persona organitzada, responsable, amb iniciativa I <text:span text:style-name="T9">amb </text:span>facilitat I gust per a l'aprenentatge.</text:p>
      <text:p text:style-name="P12">Sóc autònoma però m'agrada el treball en equip.</text:p>
      <text:p text:style-name="P8"/>
      <text:p text:style-name="P8">ANÀLISIS EXTERN</text:p>
      <text:p text:style-name="P9"><text:span text:style-name="T1">Amenaces:</text:span> </text:p>
      <text:p text:style-name="P1">Edat</text:p>
      <text:p text:style-name="P1">Filla menor d’edat</text:p>
      <text:p text:style-name="P1">Poques ofertes laborals</text:p>
      <text:p text:style-name="P1"/>
      <text:p text:style-name="P11">Fortaleses:</text:p>
      <text:p text:style-name="P13">Edat</text:p>
      <text:p text:style-name="P12">Suport familiar</text:p>
      <text:p text:style-name="P12">Sector en creixement</text:p>
      <text:p text:style-name="P1"/>
      <text:p text:style-name="P1"/>
      <text:p text:style-name="P1"/>
      <text:p text:style-name="P1"/>
      <text:p text:style-name="P6"><text:soft-page-break/>3- Compara les teves competències amb les que cerquen les empreses en les que vols treballar, analitza quines ja tens i quines hauries de millorar. </text:p>
      <text:p text:style-name="P1"><text:span text:style-name="T19">Tan a </text:span><text:span text:style-name="T21">Gestinet</text:span><text:span text:style-name="T19"> con a </text:span><text:span text:style-name="T21">Web Lab 36</text:span><text:span text:style-name="T22">0</text:span><text:span text:style-name="T21">º</text:span><text:span text:style-name="T19">,</text:span> he enfocat la cerca cap al sector informàtic I <text:span text:style-name="T33">com</text:span> que estic començant, sóc conscient que m'he de seguir formant si vull accedir a algun lloc de feina d'aquestes característiques. <text:span text:style-name="T18">He triat aquestes dues empreses perquè tot I tocar la part de programació que estic començant ara a conèixer-la, també tenen la part d’html, creació de continguts I marketing digital, que d’això si que he treballat I m’apassiona.</text:span></text:p>
      <text:p text:style-name="P3"/>
      <text:p text:style-name="P2">Una altra de les meves debilitats són els idiomes, <text:span text:style-name="T18">tinc un nivell mig de francès I </text:span>actualment estic estudiant francès per millorar la conversa, I anglès per tal de <text:span text:style-name="T34">passar del nivell bàsic a </text:span>un nivell <text:span text:style-name="T34">mig</text:span>.</text:p>
      <text:p text:style-name="P21"/>
      <text:p text:style-name="P35"/>
      <text:p text:style-name="P36"/>
      <text:p text:style-name="P15"><text:span text:style-name="T28">Gestinet</text:span><text:span text:style-name="T20"> <text:s/></text:span><text:span text:style-name="T31">(</text:span><text:span text:style-name="T3">No tenen <text:s/>ofertes actives, però si borsa de treball</text:span><text:span text:style-name="T4">)</text:span></text:p>
      <text:p text:style-name="P22">Dissenyador / Programador web</text:p>
      <text:p text:style-name="P25"><text:a xlink:type="simple" xlink:href="https://www.gestinet.com/treballi-amb-nosaltres#" office:target-frame-name="_self" xlink:show="replace" text:style-name="Internet_20_link" text:visited-style-name="Visited_20_Internet_20_Link"><text:span text:style-name="T5">Enviar CV</text:span></text:a></text:p>
      <text:p text:style-name="P24">Persona amb talent i ganes d’aprendre i millorar constantment. Amb bona presència i tracte personal pel treball en equip i contacte amb clients i col·laboradors.</text:p>
      <text:p text:style-name="P24">En aquest perfil professional, és recomanable disposar dels següents requeriments:</text:p>
      <text:list xml:id="list580636244" text:style-name="L1">
        <text:list-item>
          <text:p text:style-name="P39">Experiència en programació PHP (OOP).</text:p>
        </text:list-item>
        <text:list-item>
          <text:p text:style-name="P39">Experiència en CMS com WordPress, Joomla, Moodle, Prestashop, Magento, etc.</text:p>
        </text:list-item>
        <text:list-item>
          <text:p text:style-name="P39">Habilitats per a gestionar i prioritzar el treball de manera autònoma.</text:p>
        </text:list-item>
        <text:list-item>
          <text:p text:style-name="P39">Nivell avançat en MySQL.</text:p>
        </text:list-item>
        <text:list-item>
          <text:p text:style-name="P39">Bon nivell en HTML, CSS, JavaScript i JQuery.</text:p>
        </text:list-item>
        <text:list-item>
          <text:p text:style-name="P41">Capacitat d’adaptació i assimilació tecnològica de nous coneixements.</text:p>
        </text:list-item>
      </text:list>
      <text:p text:style-name="P24">Serà un plus si…</text:p>
      <text:list xml:id="list1231869083" text:style-name="L2">
        <text:list-item>
          <text:p text:style-name="P40">Experiència en desenvolupament de pàgines web d’alt trànsit.</text:p>
        </text:list-item>
        <text:list-item>
          <text:p text:style-name="P40">Experiència en Frameworks com Laravel, CodeIgniter, Symfony, etc.</text:p>
        </text:list-item>
        <text:list-item>
          <text:p text:style-name="P40">Experiència en API REST.</text:p>
        </text:list-item>
        <text:list-item>
          <text:p text:style-name="P40">Experiència en desenvolupament i optimització web mobile.</text:p>
        </text:list-item>
        <text:list-item>
          <text:p text:style-name="P40">Experiència en desenvolupament mobile natiu IOS y Android.</text:p>
        </text:list-item>
        <text:list-item>
          <text:p text:style-name="P40">Coneixements en administració de servidors Linux.</text:p>
        </text:list-item>
        <text:list-item>
          <text:p text:style-name="P40">Experiència crear/col·laborar en algun projecte Open Source.</text:p>
        </text:list-item>
        <text:list-item>
          <text:p text:style-name="P40">Coneixements i experiència en SEO.</text:p>
        </text:list-item>
        <text:list-item>
          <text:p text:style-name="P40">Experiència en treballar amb control de versions amb GIT.</text:p>
        </text:list-item>
        <text:list-item>
          <text:p text:style-name="P40"><text:soft-page-break/>Experiència en treballar amb equips Agile, Scrum…</text:p>
        </text:list-item>
        <text:list-item>
          <text:p text:style-name="P40">Experiència en tècniques de treball Unit, integration testing, integració contínua, etc.</text:p>
        </text:list-item>
        <text:list-item>
          <text:p text:style-name="P42">Bon nivell d’anglès.</text:p>
          <text:p text:style-name="P43">En aquesta oferta, les capacitats personals considero que les tinc totes, el problema està amb els coneixements tècnics, que de <text:span text:style-name="T32">moment tinc coneixements molts bàsics, per això estic fent el curs aquest.</text:span></text:p>
          <text:p text:style-name="P44">El meu perfil és d’administrativa amb nocions de gestió de webs, creació de continguts I marketing digital, la programació, de moment no la puc incloure.</text:p>
        </text:list-item>
      </text:list>
      <text:p text:style-name="P33"/>
      <text:p text:style-name="P34">ISPA INTER IMMO</text:p>
      <text:p text:style-name="P19"><text:span text:style-name="T10">A</text:span><text:span text:style-name="T11">dministratiu immobiliari amb francès.</text:span></text:p>
      <text:p text:style-name="P23"><draw:frame draw:style-name="fr1" draw:name="Marc1" text:anchor-type="paragraph" svg:width="17.092cm" draw:z-index="0"><draw:text-box fo:min-height="0.041cm"><text:p text:style-name="P26"><draw:frame draw:style-name="fr1" draw:name="Marc2" text:anchor-type="paragraph" svg:width="7.752cm" draw:z-index="2"><draw:text-box fo:min-height="0.041cm"><text:list xml:id="list3238435267" text:style-name="L3"><text:list-item><text:p text:style-name="P45"><text:span text:style-name="T13">Roses, </text:span><text:bookmark text:name="prefijoProvincia"/><text:a xlink:type="simple" xlink:href="https://www.infojobs.net/ofertas-trabajo/girona" text:style-name="Internet_20_link" text:visited-style-name="Visited_20_Internet_20_Link"><text:span text:style-name="T12">Girona</text:span></text:a><text:span text:style-name="T13"> </text:span><text:bookmark text:name="prefijoPais"/><text:span text:style-name="T13">(España)</text:span></text:p></text:list-item><text:list-item><text:p text:style-name="P47">Publicada <text:span text:style-name="T14">hace 2h</text:span> (Publicada de nuevo)</text:p></text:list-item><text:list-item><text:p text:style-name="P47">Salario: 12.000€ - 18.000€ Bruto/año</text:p></text:list-item></text:list></draw:text-box></draw:frame><draw:frame draw:style-name="fr1" draw:name="Marc3" text:anchor-type="paragraph" svg:width="7.752cm" draw:z-index="1"><draw:text-box fo:min-height="0.041cm"><text:list xml:id="list2075993002" text:style-name="L4"><text:list-item><text:p text:style-name="P48">Experiencia mínima: al menos 1 año</text:p></text:list-item><text:list-item><text:p text:style-name="P48"><text:bookmark text:name="prefijoJornada"/>Tipo de contrato: fijo discontinuo, jornada completa</text:p></text:list-item></text:list></draw:text-box></draw:frame></text:p></draw:text-box></draw:frame><draw:frame draw:style-name="fr1" draw:name="Marc4" text:anchor-type="paragraph" svg:width="8.546cm" draw:z-index="3"><draw:text-box fo:min-height="0.041cm"><text:p text:style-name="P27"><text:a xlink:type="simple" xlink:href="https://www.infojobs.net/candidate/application/index.xhtml?id_oferta=0315a211564701987152a8cae99d9e&amp;dgv=2774890801750514159" text:style-name="Internet_20_link" text:visited-style-name="Visited_20_Internet_20_Link"><text:span text:style-name="T15">INSCRIBIRME EN ESTA OFERTA</text:span></text:a></text:p></draw:text-box></draw:frame><draw:frame draw:style-name="fr1" draw:name="Marc5" text:anchor-type="paragraph" svg:width="17.092cm" draw:z-index="4"><draw:text-box fo:min-height="0.041cm"><text:h text:style-name="P30" text:outline-level="2">Requisitos</text:h><text:list xml:id="list312659449" text:style-name="L5"><text:list-item><text:list><text:list-item><text:list><text:list-item><text:h text:style-name="P37" text:outline-level="3">Estudios mínimos</text:h></text:list-item></text:list></text:list-item></text:list><text:p text:style-name="P49"><text:bookmark text:name="prefijoEstMin"/>Bachillerato</text:p><text:list><text:list-item><text:list><text:list-item text:start-value="1"><text:h text:style-name="P37" text:outline-level="3" text:restart-numbering="true" text:start-value="-1">Experiencia mínima</text:h></text:list-item></text:list></text:list-item></text:list><text:p text:style-name="P49">Al menos 1 año</text:p><text:list><text:list-item><text:list><text:list-item text:start-value="1"><text:h text:style-name="P37" text:outline-level="3" text:restart-numbering="true" text:start-value="-1">Conocimientos necesarios</text:h></text:list-item></text:list></text:list-item><text:list-item><text:p text:style-name="P52"><text:a xlink:type="simple" xlink:href="https://www.infojobs.net/ofertas-trabajo/alquileres" text:style-name="Internet_20_link" text:visited-style-name="Visited_20_Internet_20_Link"><text:span text:style-name="T25">Alquileres</text:span></text:a></text:p></text:list-item><text:list-item><text:p text:style-name="P52"><text:a xlink:type="simple" xlink:href="https://www.infojobs.net/ofertas-trabajo/atencion-telefonica" text:style-name="Internet_20_link" text:visited-style-name="Visited_20_Internet_20_Link"><text:span text:style-name="T25">Atención telefónica</text:span></text:a></text:p></text:list-item><text:list-item><text:p text:style-name="P46"><text:a xlink:type="simple" xlink:href="https://www.infojobs.net/ofertas-trabajo/gestion" text:style-name="Internet_20_link" text:visited-style-name="Visited_20_Internet_20_Link"><text:span text:style-name="T25">Gestión</text:span></text:a></text:p></text:list-item></text:list></text:list-item></text:list><text:h text:style-name="P30" text:outline-level="2">Descripción</text:h><text:section text:style-name="Sect1" text:name="prefijoDescripcion1"><text:p text:style-name="P28">IMPORTANTE Inmobiliaria compra-venta y Alquiler</text:p><text:p text:style-name="P29">Busca una secretaria comercial para atención al cliente, gestión de alquileres y ventas</text:p><text:p text:style-name="P29">Lengua : castellano , francés</text:p><text:p text:style-name="P29">Buscamos una candidata que quiera trabajar, que tenga ganas de aprender cosas nuevas y crecer profesionalmente</text:p></text:section><text:list xml:id="list3698335783" text:style-name="L6"><text:list-item><text:list><text:list-item><text:list><text:list-item><text:h text:style-name="P38" text:outline-level="3">Tipo de industria de la oferta</text:h></text:list-item></text:list></text:list-item></text:list><text:p text:style-name="P50">Actividades inmobiliarias</text:p><text:list><text:list-item><text:list><text:list-item text:start-value="1"><text:h text:style-name="P38" text:outline-level="3" text:restart-numbering="true" text:start-value="-1">Categoría</text:h></text:list-item></text:list></text:list-item></text:list><text:p text:style-name="P51"><text:bookmark text:name="prefijoCat"/><text:a xlink:type="simple" xlink:href="https://www.infojobs.net/ofertas-trabajo/inmobiliario-construccion" text:style-name="Internet_20_link" text:visited-style-name="Visited_20_Internet_20_Link"><text:span text:style-name="T26">Inmobiliario y construcción</text:span></text:a><text:span text:style-name="T27"> - </text:span><text:bookmark text:name="prefijoSubCat"/><text:a xlink:type="simple" xlink:href="https://www.infojobs.net/ofertas-trabajo/inmobiliario-construccion/administracion-inmobiliaria" text:style-name="Internet_20_link" text:visited-style-name="Visited_20_Internet_20_Link"><text:span text:style-name="T26">Administración inmobiliaria</text:span></text:a></text:p><text:list><text:list-item><text:list><text:list-item text:start-value="1"><text:h text:style-name="P38" text:outline-level="3" text:restart-numbering="true" text:start-value="-1">Nivel</text:h></text:list-item></text:list></text:list-item></text:list><text:p text:style-name="P50"><text:bookmark text:name="prefijoNivelLaboral"/>Empleado/a</text:p><text:list><text:list-item><text:list><text:list-item text:start-value="1"><text:h text:style-name="P38" text:outline-level="3" text:restart-numbering="true" text:start-value="-1">Personal a cargo</text:h></text:list-item></text:list></text:list-item></text:list><text:p text:style-name="P50"><text:bookmark text:name="prefijoPersonalACargo"/>0</text:p><text:list><text:list-item><text:list><text:list-item text:start-value="1"><text:h text:style-name="P38" text:outline-level="3" text:restart-numbering="true" text:start-value="-1">Número de vacantes</text:h></text:list-item></text:list></text:list-item></text:list><text:p text:style-name="P50"><text:bookmark text:name="prefijoVacantes"/>1</text:p></text:list-item></text:list></draw:text-box></draw:frame></text:p>
      <text:p text:style-name="P32"/>
      <text:p text:style-name="P18"/>
      <text:p text:style-name="P3"/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5"><text:span text:style-name="T18">A la oferta de </text:span><text:span text:style-name="T6">Ispa Inter Imm</text:span><text:span text:style-name="T7">o</text:span><text:span text:style-name="T18">, reuneixo els requisits d’estudis (batxillerat), l’experiència administrativa I d’atenció telefònica també, em faltaria l’experiènci en gestió immobiliaria, però per mi no és un problema, aprenc ràpid.</text:span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Proximanova" svg:font-family="Proximanova, Helvetica, Arial, sans-serif"/>
    <style:font-face style:name="Proximanovasemibold" svg:font-family="Proximanovasemibold, Helvetica, Arial, sans-serif"/>
    <style:font-face style:name="Titillium Web" svg:font-family="'Titillium Web'"/>
    <style:font-face style:name="inherit" svg:font-family="inherit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20-01-16T16:00:20.906000000</dc:date>
    <meta:editing-duration>PT2H17M3S</meta:editing-duration>
    <meta:editing-cycles>8</meta:editing-cycles>
    <meta:document-statistic meta:table-count="0" meta:image-count="0" meta:object-count="0" meta:page-count="4" meta:paragraph-count="89" meta:word-count="749" meta:character-count="4716" meta:non-whitespace-character-count="4091"/>
  </office:meta>
</office:document-meta>
</file>